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222222" style:font-name="arial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margin-top="0in" fo:margin-bottom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T1" style:family="text">
      <style:text-properties style:text-position="33% 80%"/>
    </style:style>
    <text:list-style style:name="L1">
      <text:list-level-style-number text:level="1" text:style-name="Numbering_20_Symbols" style:num-suffix="." style:num-format="1">
        <style:list-level-properties text:space-before="0.2409in"/>
      </text:list-level-style-number>
      <text:list-level-style-number text:level="2" text:style-name="Numbering_20_Symbols" style:num-suffix="." style:num-format="1">
        <style:list-level-properties text:space-before="0.5354in" text:min-label-width="0.1965in"/>
      </text:list-level-style-number>
      <text:list-level-style-number text:level="3" text:style-name="Numbering_20_Symbols" style:num-suffix="." style:num-format="1">
        <style:list-level-properties text:space-before="1.0264in" text:min-label-width="0.1965in"/>
      </text:list-level-style-number>
      <text:list-level-style-number text:level="4" text:style-name="Numbering_20_Symbols" style:num-suffix="." style:num-format="1">
        <style:list-level-properties text:space-before="1.5173in" text:min-label-width="0.1965in"/>
      </text:list-level-style-number>
      <text:list-level-style-number text:level="5" text:style-name="Numbering_20_Symbols" style:num-suffix="." style:num-format="1">
        <style:list-level-properties text:space-before="2.0083in" text:min-label-width="0.1965in"/>
      </text:list-level-style-number>
      <text:list-level-style-number text:level="6" text:style-name="Numbering_20_Symbols" style:num-suffix="." style:num-format="1">
        <style:list-level-properties text:space-before="2.4992in" text:min-label-width="0.1965in"/>
      </text:list-level-style-number>
      <text:list-level-style-number text:level="7" text:style-name="Numbering_20_Symbols" style:num-suffix="." style:num-format="1">
        <style:list-level-properties text:space-before="2.9902in" text:min-label-width="0.1965in"/>
      </text:list-level-style-number>
      <text:list-level-style-number text:level="8" text:style-name="Numbering_20_Symbols" style:num-suffix="." style:num-format="1">
        <style:list-level-properties text:space-before="3.4815in" text:min-label-width="0.1965in"/>
      </text:list-level-style-number>
      <text:list-level-style-number text:level="9" text:style-name="Numbering_20_Symbols" style:num-suffix="." style:num-format="1">
        <style:list-level-properties text:space-before="3.9724in" text:min-label-width="0.1965in"/>
      </text:list-level-style-number>
      <text:list-level-style-number text:level="10" text:style-name="Numbering_20_Symbols" style:num-suffix="." style:num-format="1">
        <style:list-level-properties text:space-before="4.46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que Isle Half Marathon Race Report</text:p>
      <text:p text:style-name="P1"/>
      <text:p text:style-name="P2">On Sunday 7/17/16 I ran the Presque Isle half marathon. I couldn't easily run faster than 8:30/mile for the first 4 miles so I just relaxed. After the 4 mile mark I started to feel good and I picked up the pace continuously over the rest of the run. The temperature was in the mid to high 60's. I drank a few swallows of water and Gatorade at each of 11 water stations and had a gel at the 6.75 mile mark and another at the 10 mile mark. My GPS said the course was 13.17 miles and my time was 1:48:39 or 8:15/mi. My last 5K was in 24:38 or 7:55/mi. At the 10K I was in the 320<text:span text:style-name="T1">th</text:span> place. At the finish I was in 255<text:span text:style-name="T1">th</text:span> place out of 1359 finishers. </text:p>
      <text:p text:style-name="P3">Mile splits:</text:p>
      <text:list xml:id="list13244856698101962" text:style-name="L1">
        <text:list-item>
          <text:p text:style-name="P4"><text:s text:c="4"/>8:30</text:p>
        </text:list-item>
        <text:list-item>
          <text:p text:style-name="P4"><text:s text:c="4"/>8:26</text:p>
        </text:list-item>
        <text:list-item>
          <text:p text:style-name="P4"><text:s text:c="4"/>8:32</text:p>
        </text:list-item>
        <text:list-item>
          <text:p text:style-name="P4"><text:s text:c="4"/>8:27</text:p>
        </text:list-item>
        <text:list-item>
          <text:p text:style-name="P4"><text:s text:c="4"/>8:19</text:p>
        </text:list-item>
        <text:list-item>
          <text:p text:style-name="P4"><text:s text:c="4"/>8:18</text:p>
        </text:list-item>
        <text:list-item>
          <text:p text:style-name="P4"><text:s text:c="4"/>8:23</text:p>
        </text:list-item>
        <text:list-item>
          <text:p text:style-name="P4"><text:s text:c="4"/>8:16</text:p>
        </text:list-item>
        <text:list-item>
          <text:p text:style-name="P4"><text:s text:c="4"/>8:15</text:p>
        </text:list-item>
        <text:list-item>
          <text:p text:style-name="P4"><text:s text:c="2"/>8:06</text:p>
        </text:list-item>
        <text:list-item>
          <text:p text:style-name="P4"><text:s text:c="2"/>8:09</text:p>
        </text:list-item>
        <text:list-item>
          <text:p text:style-name="P4"><text:s text:c="2"/>7:49</text:p>
        </text:list-item>
        <text:list-item>
          <text:p text:style-name="P4"><text:s text:c="2"/>7:53</text:p>
        </text:list-item>
      </text:list>
      <text:p text:style-name="P3">The last 0.17 miles in 1:16 or 7:30/m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7-21T11:12:21.84</dc:date>
    <dc:creator>James Lombardi</dc:creator>
    <meta:editing-duration>PT9H10M39S</meta:editing-duration>
    <meta:editing-cycles>25</meta:editing-cycles>
    <meta:document-statistic meta:table-count="0" meta:image-count="0" meta:object-count="0" meta:page-count="1" meta:paragraph-count="17" meta:word-count="175" meta:character-count="858"/>
  </office:meta>
</office:document-meta>
</file>